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fo:language="pt" fo:country="PT" officeooo:rsid="0016783e" officeooo:paragraph-rsid="0016783e" style:font-size-asian="10.5pt" style:font-size-complex="12pt"/>
    </style:style>
    <style:style style:name="P2" style:family="paragraph" style:parent-style-name="Standard">
      <style:text-properties fo:font-size="18pt" fo:language="pt" fo:country="PT" fo:font-weight="bold" officeooo:rsid="0016783e" officeooo:paragraph-rsid="0016783e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170bc2"/>
    </style:style>
    <style:style style:name="P4" style:family="paragraph" style:parent-style-name="Standard">
      <style:text-properties officeooo:rsid="00170bc2" officeooo:paragraph-rsid="00170bc2"/>
    </style:style>
    <style:style style:name="P5" style:family="paragraph" style:parent-style-name="Standard">
      <style:text-properties officeooo:rsid="001788bd" officeooo:paragraph-rsid="001788bd"/>
    </style:style>
    <style:style style:name="P6" style:family="paragraph" style:parent-style-name="Standard" style:list-style-name="L1">
      <style:text-properties officeooo:paragraph-rsid="00170bc2"/>
    </style:style>
    <style:style style:name="P7" style:family="paragraph" style:parent-style-name="Standard" style:list-style-name="L1">
      <style:text-properties fo:font-size="12pt" fo:language="pt" fo:country="PT" officeooo:rsid="00170bc2" officeooo:paragraph-rsid="00170bc2" style:font-size-asian="10.5pt" style:font-size-complex="12pt"/>
    </style:style>
    <style:style style:name="P8" style:family="paragraph" style:parent-style-name="Standard">
      <style:text-properties fo:font-size="12pt" fo:language="pt" fo:country="PT" officeooo:rsid="00170bc2" officeooo:paragraph-rsid="00170bc2" style:font-size-asian="10.5pt" style:font-size-complex="12pt"/>
    </style:style>
    <style:style style:name="P9" style:family="paragraph" style:parent-style-name="Standard">
      <style:text-properties fo:font-size="12pt" fo:language="pt" fo:country="PT" officeooo:rsid="0016783e" officeooo:paragraph-rsid="00170bc2" style:font-size-asian="10.5pt" style:font-size-complex="12pt"/>
    </style:style>
    <style:style style:name="P10" style:family="paragraph" style:parent-style-name="Standard">
      <style:text-properties fo:font-size="12pt" fo:language="pt" fo:country="PT" officeooo:rsid="001788bd" officeooo:paragraph-rsid="001788bd" style:font-size-asian="10.5pt" style:font-size-complex="12pt"/>
    </style:style>
    <style:style style:name="P11" style:family="paragraph" style:parent-style-name="Standard" style:list-style-name="L2">
      <style:text-properties officeooo:rsid="001788bd" officeooo:paragraph-rsid="001788bd"/>
    </style:style>
    <style:style style:name="P12" style:family="paragraph" style:parent-style-name="Standard" style:list-style-name="L2">
      <style:text-properties officeooo:rsid="00170bc2" officeooo:paragraph-rsid="00170bc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0bc2"/>
    </style:style>
    <style:style style:name="T3" style:family="text">
      <style:text-properties fo:font-size="12pt" fo:language="pt" fo:country="PT" style:font-size-asian="10.5pt" style:font-size-complex="12pt"/>
    </style:style>
    <style:style style:name="T4" style:family="text">
      <style:text-properties fo:font-size="12pt" fo:language="pt" fo:country="PT" officeooo:rsid="00170bc2" style:font-size-asian="10.5pt" style:font-size-complex="12pt"/>
    </style:style>
    <style:style style:name="T5" style:family="text">
      <style:text-properties fo:font-size="12pt" fo:language="pt" fo:country="PT" officeooo:rsid="001788bd" style:font-size-asian="10.5pt" style:font-size-complex="12pt"/>
    </style:style>
    <style:style style:name="T6" style:family="text">
      <style:text-properties officeooo:rsid="00195dbb"/>
    </style:style>
    <style:style style:name="T7" style:family="text">
      <style:text-properties officeooo:rsid="001b7ca2"/>
    </style:style>
    <style:style style:name="T8" style:family="text">
      <style:text-properties officeooo:rsid="001c97a2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lho Prático com SQL</text:p>
      <text:p text:style-name="P1">Disciplina: Laboratório de Banco de Dados I</text:p>
      <text:p text:style-name="P1">Professor: Iuri Nascimento Santos</text:p>
      <text:p text:style-name="P1">IFRS <text:span text:style-name="T1">Campus </text:span>Sertão</text:p>
      <text:p text:style-name="P1"/>
      <text:p text:style-name="P1">1) Criar um banco de dados utilizando a linguagem SQL <text:span text:style-name="T2">de uma empresa que contenha as tabelas:</text:span></text:p>
      <text:list xml:id="list2728830168" text:style-name="L1">
        <text:list-item>
          <text:p text:style-name="P7">Produtos (Código/Série, Nome ou Modelo, e o que achar necessário);</text:p>
        </text:list-item>
        <text:list-item>
          <text:p text:style-name="P7">Tipos de Produto (Código/Série, descrição, etc);</text:p>
        </text:list-item>
        <text:list-item>
          <text:p text:style-name="P7">Funcionários (Código, Nome, Telefone, Endereço, Documento, Salário);</text:p>
        </text:list-item>
        <text:list-item>
          <text:p text:style-name="P6"><text:span text:style-name="T4">Clientes (Código, Nome, Telefone, Estado Civíl, </text:span><text:span text:style-name="T5">Número de Filhos, </text:span><text:span text:style-name="T4">Endereço, Documentos);</text:span></text:p>
        </text:list-item>
        <text:list-item>
          <text:p text:style-name="P7">Pedidos (Código do Pedido, Código do Produto, <text:span text:style-name="T7">Código do Tipo de Produto,</text:span> Código do Cliente, Código do Funcionário, Valor, Observação);</text:p>
        </text:list-item>
      </text:list>
      <text:p text:style-name="P9"/>
      <text:p text:style-name="P3"><text:span text:style-name="T4">2) Insira 5 linhas de dados em cada tabela,</text:span><text:span text:style-name="T5"> para pedidos 7 e para o tipo de produtos insira pelo menos 12</text:span><text:span text:style-name="T4">.</text:span></text:p>
      <text:p text:style-name="P8"/>
      <text:p text:style-name="P10">3) Altere o código do cliente para um código com autoincremento.</text:p>
      <text:p text:style-name="P10"/>
      <text:p text:style-name="P4"><text:span text:style-name="T5">4</text:span><text:span text:style-name="T3">) Faça os SELECTs que:</text:span></text:p>
      <text:list xml:id="list2778466952" text:style-name="L2">
        <text:list-item>
          <text:p text:style-name="P11">Um select para cada tabela.</text:p>
        </text:list-item>
        <text:list-item>
          <text:p text:style-name="P12">Apresente as informações de todos os pedidos incluindo o nome do Cliente e do Funcionário;</text:p>
        </text:list-item>
        <text:list-item>
          <text:p text:style-name="P11">Mostre para cada pedido os tipos de produtos que participaram da transação.</text:p>
        </text:list-item>
        <text:list-item>
          <text:p text:style-name="P12">Busque o nome dos funcionários e o<text:span text:style-name="T8">s</text:span> pedido<text:span text:style-name="T8">s</text:span> que ele participou (mesmo se não participou de nenhuma, deve aparecer no SELECT);</text:p>
        </text:list-item>
        <text:list-item>
          <text:p text:style-name="P11">Para cada funcionário que participou de uma venda mostre o nome, o código, e o salário acrescido em 5% para cada pedido que ele participa.</text:p>
        </text:list-item>
      </text:list>
      <text:p text:style-name="P5"/>
      <text:p text:style-name="P5">5) Fa<text:span text:style-name="T6">ç</text:span>a uma visão que exiba, para cada CPF e nome de cliente os pedidos que ele fez juntamente com o val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7:00:07.596000000</meta:creation-date>
    <meta:editing-duration>PT13M28S</meta:editing-duration>
    <meta:editing-cycles>3</meta:editing-cycles>
    <meta:generator>LibreOffice/7.3.1.3$Windows_X86_64 LibreOffice_project/a69ca51ded25f3eefd52d7bf9a5fad8c90b87951</meta:generator>
    <dc:date>2022-03-21T08:45:08.566000000</dc:date>
    <meta:document-statistic meta:table-count="0" meta:image-count="0" meta:object-count="0" meta:page-count="1" meta:paragraph-count="19" meta:word-count="237" meta:character-count="1390" meta:non-whitespace-character-count="1182"/>
  </office:meta>
</office:document-meta>
</file>